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A00000097DA693DF8FC074CCA.png" manifest:media-type="image/png"/>
  <manifest:file-entry manifest:full-path="Pictures/100000000000023B00000256E614629D4F10EB42.png" manifest:media-type="image/png"/>
  <manifest:file-entry manifest:full-path="Pictures/10000000000001A6000000A4BD0683C100E52A31.png" manifest:media-type="image/png"/>
  <manifest:file-entry manifest:full-path="Pictures/1000000000000252000000EE4B6EA975526C65BB.png" manifest:media-type="image/png"/>
  <manifest:file-entry manifest:full-path="Pictures/100000000000023300000128FE416E9F8319ABCF.png" manifest:media-type="image/png"/>
  <manifest:file-entry manifest:full-path="Pictures/1000000000000259000002AD5A4E34D94E94791F.png" manifest:media-type="image/png"/>
  <manifest:file-entry manifest:full-path="Pictures/100000000000015700000105CA1C1F54756AE246.png" manifest:media-type="image/png"/>
  <manifest:file-entry manifest:full-path="Pictures/100000000000018800000098BB79EAE9F6209019.png" manifest:media-type="image/png"/>
  <manifest:file-entry manifest:full-path="Pictures/100000000000025600000234BA120FE5D4C69E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99cm, 0.202cm, 0cm, 0.199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de</text:p>
          </draw:text-box>
        </draw:frame>
        <draw:frame presentation:style-name="pr2" draw:text-style-name="P1" draw:layer="layout" svg:width="25.199cm" svg:height="12.179cm" svg:x="6.4cm" svg:y="5.021cm" presentation:class="subtitle" presentation:user-transformed="true">
          <draw:text-box>
            <text:p>hei</text:p>
          </draw:text-box>
        </draw:frame>
        <draw:frame draw:style-name="gr1" draw:text-style-name="P2" draw:layer="layout" svg:width="7.661cm" svg:height="3.195cm" svg:x="1.2cm" svg:y="8.2cm">
          <draw:image xlink:href="Pictures/100000000000016A00000097DA693DF8FC074CCA.png" xlink:type="simple" xlink:show="embed" xlink:actuate="onLoad">
            <text:p/>
          </draw:image>
        </draw:frame>
        <draw:frame draw:style-name="gr1" draw:text-style-name="P2" draw:layer="layout" svg:width="12.572cm" svg:height="5.037cm" svg:x="0.628cm" svg:y="12.363cm">
          <draw:image xlink:href="Pictures/1000000000000252000000EE4B6EA975526C65BB.png" xlink:type="simple" xlink:show="embed" xlink:actuate="onLoad">
            <text:p/>
          </draw:image>
        </draw:frame>
        <draw:frame draw:style-name="gr1" draw:text-style-name="P2" draw:layer="layout" svg:width="11.916cm" svg:height="6.264cm" svg:x="14.6cm" svg:y="9.8cm">
          <draw:image xlink:href="Pictures/100000000000023300000128FE416E9F8319ABCF.png" xlink:type="simple" xlink:show="embed" xlink:actuate="onLoad">
            <text:p/>
          </draw:image>
        </draw:frame>
        <draw:frame draw:style-name="gr1" draw:text-style-name="P2" draw:layer="layout" svg:width="8.931cm" svg:height="3.47cm" svg:x="14.6cm" svg:y="5.53cm">
          <draw:image xlink:href="Pictures/10000000000001A6000000A4BD0683C100E52A31.png" xlink:type="simple" xlink:show="embed" xlink:actuate="onLoad">
            <text:p/>
          </draw:image>
        </draw:frame>
        <draw:frame draw:style-name="gr1" draw:text-style-name="P2" draw:layer="layout" svg:width="8.296cm" svg:height="3.216cm" svg:x="14.6cm" svg:y="16.984cm">
          <draw:image xlink:href="Pictures/100000000000018800000098BB79EAE9F62090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lock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2.085cm" svg:height="12.657cm" svg:x="1.715cm" svg:y="4.743cm">
          <draw:image xlink:href="Pictures/100000000000023B00000256E614629D4F10EB42.png" xlink:type="simple" xlink:show="embed" xlink:actuate="onLoad">
            <text:p/>
          </draw:image>
        </draw:frame>
        <draw:frame draw:style-name="gr3" draw:text-style-name="P2" draw:layer="layout" svg:width="12.255cm" svg:height="11.737cm" svg:x="14.4cm" svg:y="5.356cm">
          <draw:image xlink:href="Pictures/100000000000025600000234BA120FE5D4C69E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ase of even modulo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7.259cm" svg:height="5.524cm" svg:x="1.8cm" svg:y="4.914cm">
          <draw:image xlink:href="Pictures/100000000000015700000105CA1C1F54756AE246.png" xlink:type="simple" xlink:show="embed" xlink:actuate="onLoad">
            <text:p/>
          </draw:image>
        </draw:frame>
        <draw:frame draw:style-name="gr1" draw:text-style-name="P2" draw:layer="layout" svg:width="12.72cm" svg:height="14.498cm" svg:x="15cm" svg:y="5.102cm">
          <draw:image xlink:href="Pictures/1000000000000259000002AD5A4E34D94E9479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14:09:43.852000000</meta:creation-date>
    <dc:date>2017-10-02T14:39:56.088000000</dc:date>
    <meta:editing-duration>PT30M13S</meta:editing-duration>
    <meta:editing-cycles>1</meta:editing-cycles>
    <meta:document-statistic meta:object-count="42"/>
    <meta:generator>LibreOffice/5.2.0.4$Windows_X86_64 LibreOffice_project/066b007f5ebcc236395c7d282ba488bca6720265</meta:generator>
  </office:meta>
</office:document-meta>
</file>